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ext-input text:description="">$generation.getName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4" fo:column-gap="1.499cm">
          <style:column style:rel-width="16383*" fo:start-indent="0cm" fo:end-indent="0.749cm"/>
          <style:column style:rel-width="16383*" fo:start-indent="0.749cm" fo:end-indent="0.749cm"/>
          <style:column style:rel-width="16383*" fo:start-indent="0.749cm" fo:end-indent="0.749cm"/>
          <style:column style:rel-width="16386*" fo:start-indent="0.7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8:05:02.003704329</meta:creation-date>
    <dc:date>2026-01-17T07:21:40.889099483</dc:date>
    <meta:editing-duration>PT15M38S</meta:editing-duration>
    <meta:editing-cycles>3</meta:editing-cycles>
    <meta:generator>LibreOffice/25.8.4.2$Linux_X86_64 LibreOffice_project/580$Build-2</meta:generator>
    <meta:document-statistic meta:table-count="0" meta:image-count="0" meta:object-count="0" meta:page-count="1" meta:paragraph-count="1" meta:word-count="3" meta:character-count="21" meta:non-whitespace-character-count="21"/>
  </office:meta>
</office:document-meta>
</file>